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54.79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39.3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34.7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263.2pt"/>
    </style:style>
    <style:style style:name="co12" style:family="table-column">
      <style:table-column-properties fo:break-before="auto" style:column-width="66.36pt"/>
    </style:style>
    <style:style style:name="co13" style:family="table-column">
      <style:table-column-properties fo:break-before="auto" style:column-width="48.61pt"/>
    </style:style>
    <style:style style:name="co14" style:family="table-column">
      <style:table-column-properties fo:break-before="auto" style:column-width="51.7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49.24pt"/>
    </style:style>
    <style:style style:name="co17" style:family="table-column">
      <style:table-column-properties fo:break-before="auto" style:column-width="46.29pt"/>
    </style:style>
    <style:style style:name="co18" style:family="table-column">
      <style:table-column-properties fo:break-before="auto" style:column-width="45.5pt"/>
    </style:style>
    <style:style style:name="co19" style:family="table-column">
      <style:table-column-properties fo:break-before="auto" style:column-width="50.14pt"/>
    </style:style>
    <style:style style:name="co20" style:family="table-column">
      <style:table-column-properties fo:break-before="auto" style:column-width="47.06pt"/>
    </style:style>
    <style:style style:name="co21" style:family="table-column">
      <style:table-column-properties fo:break-before="auto" style:column-width="135.04pt"/>
    </style:style>
    <style:style style:name="co22" style:family="table-column">
      <style:table-column-properties fo:break-before="auto" style:column-width="33.14pt"/>
    </style:style>
    <style:style style:name="co23" style:family="table-column">
      <style:table-column-properties fo:break-before="auto" style:column-width="37.45pt"/>
    </style:style>
    <style:style style:name="co24" style:family="table-column">
      <style:table-column-properties fo:break-before="auto" style:column-width="240.41pt"/>
    </style:style>
    <style:style style:name="co25" style:family="table-column">
      <style:table-column-properties fo:break-before="auto" style:column-width="91.84pt"/>
    </style:style>
    <style:style style:name="co26" style:family="table-column">
      <style:table-column-properties fo:break-before="auto" style:column-width="138.16pt"/>
    </style:style>
    <style:style style:name="co27" style:family="table-column">
      <style:table-column-properties fo:break-before="auto" style:column-width="42.6pt"/>
    </style:style>
    <style:style style:name="co28" style:family="table-column">
      <style:table-column-properties fo:break-before="auto" style:column-width="253.96pt"/>
    </style:style>
    <style:style style:name="co29" style:family="table-column">
      <style:table-column-properties fo:break-before="auto" style:column-width="33.96pt"/>
    </style:style>
    <style:style style:name="co30" style:family="table-column">
      <style:table-column-properties fo:break-before="auto" style:column-width="297.01pt"/>
    </style:style>
    <style:style style:name="co31" style:family="table-column">
      <style:table-column-properties fo:break-before="auto" style:column-width="40.9pt"/>
    </style:style>
    <style:style style:name="co32" style:family="table-column">
      <style:table-column-properties fo:break-before="auto" style:column-width="102.9pt"/>
    </style:style>
    <style:style style:name="co33" style:family="table-column">
      <style:table-column-properties fo:break-before="auto" style:column-width="211.49pt"/>
    </style:style>
    <style:style style:name="co34" style:family="table-column">
      <style:table-column-properties fo:break-before="auto" style:column-width="96.04pt"/>
    </style:style>
    <style:style style:name="co35" style:family="table-column">
      <style:table-column-properties fo:break-before="auto" style:column-width="52.44pt"/>
    </style:style>
    <style:style style:name="co36" style:family="table-column">
      <style:table-column-properties fo:break-before="auto" style:column-width="53.26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55.5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49.69pt"/>
    </style:style>
    <style:style style:name="co41" style:family="table-column">
      <style:table-column-properties fo:break-before="auto" style:column-width="52.3pt"/>
    </style:style>
    <style:style style:name="co42" style:family="table-column">
      <style:table-column-properties fo:break-before="auto" style:column-width="189.89pt"/>
    </style:style>
    <style:style style:name="co43" style:family="table-column">
      <style:table-column-properties fo:break-before="auto" style:column-width="41.16pt"/>
    </style:style>
    <style:style style:name="co44" style:family="table-column">
      <style:table-column-properties fo:break-before="auto" style:column-width="106.61pt"/>
    </style:style>
    <style:style style:name="co45" style:family="table-column">
      <style:table-column-properties fo:break-before="auto" style:column-width="50.71pt"/>
    </style:style>
    <style:style style:name="co46" style:family="table-column">
      <style:table-column-properties fo:break-before="auto" style:column-width="49.95pt"/>
    </style:style>
    <style:style style:name="co47" style:family="table-column">
      <style:table-column-properties fo:break-before="auto" style:column-width="52.89pt"/>
    </style:style>
    <style:style style:name="co48" style:family="table-column">
      <style:table-column-properties fo:break-before="auto" style:column-width="55.11pt"/>
    </style:style>
    <style:style style:name="co49" style:family="table-column">
      <style:table-column-properties fo:break-before="auto" style:column-width="121.29pt"/>
    </style:style>
    <style:style style:name="co50" style:family="table-column">
      <style:table-column-properties fo:break-before="auto" style:column-width="32.29pt"/>
    </style:style>
    <style:style style:name="co51" style:family="table-column">
      <style:table-column-properties fo:break-before="auto" style:column-width="23.5pt"/>
    </style:style>
    <style:style style:name="co52" style:family="table-column">
      <style:table-column-properties fo:break-before="auto" style:column-width="40.39pt"/>
    </style:style>
    <style:style style:name="co53" style:family="table-column">
      <style:table-column-properties fo:break-before="auto" style:column-width="234.51pt"/>
    </style:style>
    <style:style style:name="co54" style:family="table-column">
      <style:table-column-properties fo:break-before="auto" style:column-width="111.74pt"/>
    </style:style>
    <style:style style:name="co55" style:family="table-column">
      <style:table-column-properties fo:break-before="auto" style:column-width="80.11pt"/>
    </style:style>
    <style:style style:name="co56" style:family="table-column">
      <style:table-column-properties fo:break-before="auto" style:column-width="60.21pt"/>
    </style:style>
    <style:style style:name="co57" style:family="table-column">
      <style:table-column-properties fo:break-before="auto" style:column-width="57.86pt"/>
    </style:style>
    <style:style style:name="co58" style:family="table-column">
      <style:table-column-properties fo:break-before="auto" style:column-width="58.65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385.2pt"/>
    </style:style>
    <style:style style:name="co61" style:family="table-column">
      <style:table-column-properties fo:break-before="auto" style:column-width="113.95pt"/>
    </style:style>
    <style:style style:name="co62" style:family="table-column">
      <style:table-column-properties fo:break-before="auto" style:column-width="134.5pt"/>
    </style:style>
    <style:style style:name="co63" style:family="table-column">
      <style:table-column-properties fo:break-before="auto" style:column-width="269.04pt"/>
    </style:style>
    <style:style style:name="co64" style:family="table-column">
      <style:table-column-properties fo:break-before="auto" style:column-width="40.11pt"/>
    </style:style>
    <style:style style:name="co65" style:family="table-column">
      <style:table-column-properties fo:break-before="auto" style:column-width="159pt"/>
    </style:style>
    <style:style style:name="co66" style:family="table-column">
      <style:table-column-properties fo:break-before="auto" style:column-width="104.94pt"/>
    </style:style>
    <style:style style:name="co67" style:family="table-column">
      <style:table-column-properties fo:break-before="auto" style:column-width="248.46pt"/>
    </style:style>
    <style:style style:name="co68" style:family="table-column">
      <style:table-column-properties fo:break-before="auto" style:column-width="245.54pt"/>
    </style:style>
    <style:style style:name="co69" style:family="table-column">
      <style:table-column-properties fo:break-before="auto" style:column-width="94.11pt"/>
    </style:style>
    <style:style style:name="co70" style:family="table-column">
      <style:table-column-properties fo:break-before="auto" style:column-width="125.69pt"/>
    </style:style>
    <style:style style:name="co71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24pt" fo:break-before="auto" style:use-optimal-row-height="true"/>
    </style:style>
    <style:style style:name="ro13" style:family="table-row">
      <style:table-row-properties style:row-height="14.06pt" fo:break-before="auto" style:use-optimal-row-height="true"/>
    </style:style>
    <style:style style:name="ro14" style:family="table-row">
      <style:table-row-properties style:row-height="13.29pt" fo:break-before="auto" style:use-optimal-row-height="true"/>
    </style:style>
    <style:style style:name="ro15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7" table:default-cell-style-name="ce394"/>
        <table:table-column table:style-name="co8" table:default-cell-style-name="ce408"/>
        <table:table-column table:style-name="co9" table:default-cell-style-name="ce408"/>
        <table:table-column table:style-name="co10" table:default-cell-style-name="ce408"/>
        <table:table-column table:style-name="co11" table:default-cell-style-name="ce423"/>
        <table:table-column table:style-name="co12" table:default-cell-style-name="ce383"/>
        <table:table-column table:style-name="co13" table:default-cell-style-name="ce393"/>
        <table:table-column table:style-name="co14" table:default-cell-style-name="ce393"/>
        <table:table-column table:style-name="co15" table:default-cell-style-name="ce393"/>
        <table:table-column table:style-name="co16" table:default-cell-style-name="ce393"/>
        <table:table-column table:style-name="co17" table:default-cell-style-name="ce393"/>
        <table:table-column table:style-name="co16" table:default-cell-style-name="ce393"/>
        <table:table-column table:style-name="co18" table:default-cell-style-name="ce393"/>
        <table:table-column table:style-name="co19" table:default-cell-style-name="ce393"/>
        <table:table-column table:style-name="co20" table:default-cell-style-name="ce393"/>
        <table:table-column table:style-name="co3" table:default-cell-style-name="ce393"/>
        <table:table-column table:style-name="co15" table:default-cell-style-name="ce393"/>
        <table:table-column table:style-name="co13" table:default-cell-style-name="ce393"/>
        <table:table-column table:style-name="co2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1">
          <table:table-cell table:number-columns-repeated="7"/>
          <table:table-cell table:style-name="ce456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9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0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0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3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3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3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11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3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3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11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3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3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11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11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2" table:default-cell-style-name="ce383"/>
        <table:table-column table:style-name="co23" table:default-cell-style-name="ce372"/>
        <table:table-column table:style-name="co24" table:default-cell-style-name="Default"/>
        <table:table-column table:style-name="co25" table:default-cell-style-name="ce393"/>
        <table:table-column table:style-name="co5" table:number-columns-repeated="10" table:default-cell-style-name="ce393"/>
        <table:table-column table:style-name="co26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67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67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3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3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3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3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3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3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13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13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ce408"/>
        <table:table-column table:style-name="co5" table:number-columns-repeated="12" table:default-cell-style-name="Default"/>
        <table:table-column table:style-name="co30" table:default-cell-style-name="ce378"/>
        <table:table-column table:style-name="co5" table:number-columns-repeated="1007" table:default-cell-style-name="Default"/>
        <table:table-row table:style-name="ro1">
          <table:table-cell table:number-columns-repeated="5"/>
          <table:table-cell table:style-name="ce386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Reminder</text:p>
          </table:table-cell>
          <table:table-cell table:style-name="ce493"/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/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11">
          <table:table-cell/>
          <table:table-cell table:style-name="ce379" office:value-type="string" calcext:value-type="string">
            <text:p>Text Announcement</text:p>
          </table:table-cell>
          <table:table-cell table:style-name="ce494"/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Announcement</text:p>
          </table:table-cell>
          <table:table-cell table:style-name="ce494"/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4"/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/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/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490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481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1" table:number-columns-repeated="2" table:default-cell-style-name="ce408"/>
        <table:table-column table:style-name="co32" table:default-cell-style-name="ce145"/>
        <table:table-column table:style-name="co33" table:default-cell-style-name="ce378"/>
        <table:table-column table:style-name="co34" table:default-cell-style-name="ce408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5" table:number-columns-repeated="1004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  <table:table-cell table:number-columns-repeated="1004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471"/>
          <table:table-cell table:number-columns-repeated="1004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4"/>
        </table:table-row>
        <table:table-row table:style-name="ro12">
          <table:table-cell/>
          <table:table-cell table:style-name="ce418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12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Sat</text:p>
          </table:table-cell>
          <table:table-cell table:style-name="ce418"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ue</text:p>
          </table:table-cell>
          <table:table-cell table:style-name="ce418"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Wed</text:p>
          </table:table-cell>
          <table:table-cell table:style-name="ce418"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1005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3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19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4"/>
        </table:table-row>
        <table:table-row table:style-name="ro11">
          <table:table-cell office:value-type="string" calcext:value-type="string">
            <text:p>Fri</text:p>
          </table:table-cell>
          <table:table-cell table:style-name="ce418"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://bit.ly/twh-vpp2019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jesus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Thu</text:p>
          </table:table-cell>
          <table:table-cell table:style-name="ce418"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nettle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1">
          <table:table-cell office:value-type="string" calcext:value-type="string">
            <text:p>Sun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gr-uber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bit.ly/twh-vgotp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2">
          <table:table-cell office:value-type="string" calcext:value-type="string">
            <text:p>Thu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gr-putin</text:p>
          </table:table-cell>
          <table:table-cell table:number-columns-repeated="1004"/>
        </table:table-row>
        <table:table-row table:style-name="ro12">
          <table:table-cell office:value-type="string" calcext:value-type="string">
            <text:p>Tu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office:value-type="string" calcext:value-type="string">
            <text:p>https://bit.ly/mdm-t5b5</text:p>
          </table:table-cell>
          <table:table-cell table:number-columns-repeated="1004"/>
        </table:table-row>
        <table:table-row table:style-name="ro11">
          <table:table-cell/>
          <table:table-cell table:style-name="ce418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>
          <table:table-cell office:value-type="string" calcext:value-type="string">
            <text:p>Mon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ue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Wed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hu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Sat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4">
          <table:table-cell office:value-type="string" calcext:value-type="string">
            <text:p>Mon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4"/>
        </table:table-row>
        <table:table-row table:style-name="ro14">
          <table:table-cell office:value-type="string" calcext:value-type="string">
            <text:p>Tu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number-columns-repeated="1018"/>
        </table:table-row>
        <table:table-row table:style-name="ro12">
          <table:table-cell office:value-type="string" calcext:value-type="string">
            <text:p>We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Thu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Fri</text:p>
          </table:table-cell>
          <table:table-cell table:style-name="ce418" office:value-type="date" office:date-value="2020-08-28" calcext:value-type="date">
            <text:p>08-2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Sat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wrapup ???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>
          <table:table-cell/>
          <table:table-cell table:style-name="ce418"/>
          <table:table-cell table:number-columns-repeated="3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?</text:p>
          </table:table-cell>
          <table:table-cell/>
          <table:table-cell table:style-name="ce525"/>
          <table:table-cell table:number-columns-repeated="12"/>
          <table:table-cell office:value-type="string" calcext:value-type="string">
            <text:p>TBD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7"/>
        </table:table-row>
        <table:table-row table:style-name="ro11" table:number-rows-repeated="3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1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75" office:value-type="string" calcext:value-type="string">
            <text:p>See few_offs posts sheet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2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number-columns-repeated="1005"/>
        </table:table-row>
        <table:table-row table:style-name="ro11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3" table:default-cell-style-name="Default"/>
        <table:table-column table:style-name="co43" table:default-cell-style-name="ce396"/>
        <table:table-column table:style-name="co25" table:default-cell-style-name="Default"/>
        <table:table-column table:style-name="co44" table:default-cell-style-name="ce408"/>
        <table:table-column table:style-name="co5" table:default-cell-style-name="Default"/>
        <table:table-column table:style-name="co5" table:default-cell-style-name="ce408"/>
        <table:table-column table:style-name="co45" table:default-cell-style-name="Default"/>
        <table:table-column table:style-name="co5" table:default-cell-style-name="Default"/>
        <table:table-column table:style-name="co46" table:default-cell-style-name="Default"/>
        <table:table-column table:style-name="co5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67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67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67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11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11" table:number-rows-repeated="149">
          <table:table-cell/>
          <table:table-cell table:style-name="ce531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50" table:default-cell-style-name="ce396"/>
        <table:table-column table:style-name="co51" table:default-cell-style-name="ce541"/>
        <table:table-column table:style-name="co1" table:default-cell-style-name="ce541"/>
        <table:table-column table:style-name="co52" table:default-cell-style-name="ce547"/>
        <table:table-column table:style-name="co53" table:default-cell-style-name="ce380"/>
        <table:table-column table:style-name="co54" table:default-cell-style-name="ce494"/>
        <table:table-column table:style-name="co55" table:default-cell-style-name="ce554"/>
        <table:table-column table:style-name="co5" table:default-cell-style-name="Default"/>
        <table:table-column table:style-name="co56" table:default-cell-style-name="Default"/>
        <table:table-column table:style-name="co5" table:default-cell-style-name="Default"/>
        <table:table-column table:style-name="co57" table:default-cell-style-name="Default"/>
        <table:table-column table:style-name="co5" table:default-cell-style-name="Default"/>
        <table:table-column table:style-name="co38" table:default-cell-style-name="Default"/>
        <table:table-column table:style-name="co5" table:default-cell-style-name="Default"/>
        <table:table-column table:style-name="co5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9" table:default-cell-style-name="ce408"/>
        <table:table-column table:style-name="co4" table:default-cell-style-name="Default"/>
        <table:table-column table:style-name="co60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 – The Daily Drip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67" office:value-type="string" calcext:value-type="string" table:number-columns-spanned="3" table:number-rows-spanned="1">
            <text:p>Day to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67" office:value-type="string" calcext:value-type="string" table:number-columns-spanned="3" table:number-rows-spanned="1">
            <text:p>Drip It</text:p>
          </table:table-cell>
          <table:covered-table-cell table:style-name="ce67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5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5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11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11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11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11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61" table:default-cell-style-name="Default"/>
        <table:table-column table:style-name="co62" table:default-cell-style-name="Default"/>
        <table:table-column table:style-name="co5" table:default-cell-style-name="ce408"/>
        <table:table-column table:style-name="co63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1" table:default-cell-style-name="ce396"/>
        <table:table-column table:style-name="co64" table:default-cell-style-name="Default"/>
        <table:table-column table:style-name="co5" table:default-cell-style-name="ce408"/>
        <table:table-column table:style-name="co14" table:default-cell-style-name="Default"/>
        <table:table-column table:style-name="co65" table:default-cell-style-name="Default"/>
        <table:table-column table:style-name="co5" table:number-columns-repeated="13" table:default-cell-style-name="Default"/>
        <table:table-column table:style-name="co66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67" table:number-columns-repeated="12"/>
          <table:table-cell table:style-name="ce472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3" table:default-cell-style-name="ce394"/>
        <table:table-column table:style-name="co67" table:default-cell-style-name="ce423"/>
        <table:table-column table:style-name="co25" table:default-cell-style-name="ce393"/>
        <table:table-column table:style-name="co5" table:number-columns-repeated="10" table:default-cell-style-name="ce393"/>
        <table:table-column table:style-name="co68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67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67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67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67" office:value-type="string" calcext:value-type="string">
            <text:p>To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67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67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67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67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11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11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6" table:default-cell-style-name="ce377"/>
        <table:table-column table:style-name="co69" table:default-cell-style-name="Default"/>
        <table:table-column table:style-name="co70" table:default-cell-style-name="ce408"/>
        <table:table-column table:style-name="co5" table:number-columns-repeated="4" table:default-cell-style-name="ce408"/>
        <table:table-column table:style-name="co71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3:04:13.687102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8-24T13:49:04.610402973</dc:date>
    <meta:editing-duration>P112DT14H51M17S</meta:editing-duration>
    <meta:editing-cycles>1409</meta:editing-cycles>
    <meta:document-statistic meta:table-count="11" meta:cell-count="2884" meta:object-count="0"/>
  </office:meta>
</office:document-meta>
</file>